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89a5" officeooo:paragraph-rsid="000b360f"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be40a" officeooo:paragraph-rsid="000be40a" style:font-weight-asian="bold"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0acfb" officeooo:paragraph-rsid="000b360f"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5pt" fo:font-weight="bold" officeooo:rsid="00077c22" officeooo:paragraph-rsid="000b360f" style:font-size-asian="15pt" style:font-weight-asian="bold" style:font-size-complex="15pt" style:font-weight-complex="bold"/>
    </style:style>
    <style:style style:name="P5" style:family="paragraph" style:parent-style-name="Standard">
      <style:text-properties officeooo:rsid="00077c22" officeooo:paragraph-rsid="000b360f"/>
    </style:style>
    <style:style style:name="P6" style:family="paragraph" style:parent-style-name="Standard">
      <style:text-properties officeooo:rsid="0003d53d" officeooo:paragraph-rsid="000b360f"/>
    </style:style>
    <style:style style:name="P7" style:family="paragraph" style:parent-style-name="Standard">
      <style:text-properties officeooo:rsid="000a0efb" officeooo:paragraph-rsid="000b360f"/>
    </style:style>
    <style:style style:name="P8" style:family="paragraph" style:parent-style-name="Standard">
      <style:text-properties officeooo:rsid="0010acfb" officeooo:paragraph-rsid="000b360f"/>
    </style:style>
    <style:style style:name="P9" style:family="paragraph" style:parent-style-name="Standard">
      <style:text-properties officeooo:paragraph-rsid="000b360f"/>
    </style:style>
    <style:style style:name="P10" style:family="paragraph" style:parent-style-name="Standard">
      <style:text-properties style:text-underline-style="none" fo:font-weight="normal" officeooo:rsid="000b89a5" officeooo:paragraph-rsid="000b360f" style:font-weight-asian="normal" style:font-weight-complex="normal"/>
    </style:style>
    <style:style style:name="P11" style:family="paragraph" style:parent-style-name="Standard">
      <style:text-properties officeooo:paragraph-rsid="000b360f"/>
    </style:style>
    <style:style style:name="P12" style:family="paragraph" style:parent-style-name="Standard">
      <style:text-properties style:text-underline-style="solid" style:text-underline-width="auto" style:text-underline-color="font-color" fo:font-weight="bold" officeooo:rsid="000c5797" officeooo:paragraph-rsid="000c5797" style:font-weight-asian="bold" style:font-weight-complex="bold"/>
    </style:style>
    <style:style style:name="P13" style:family="paragraph" style:parent-style-name="Standard">
      <style:text-properties style:text-underline-style="none" fo:font-weight="normal" officeooo:rsid="000b89a5" officeooo:paragraph-rsid="000b360f" style:font-weight-asian="normal" style:font-weight-complex="normal"/>
    </style:style>
    <style:style style:name="P14" style:family="paragraph" style:parent-style-name="Standard">
      <style:text-properties officeooo:rsid="000b360f" officeooo:paragraph-rsid="000ea69f"/>
    </style:style>
    <style:style style:name="T1" style:family="text">
      <style:text-properties officeooo:rsid="000ab00e"/>
    </style:style>
    <style:style style:name="T2" style:family="text">
      <style:text-properties officeooo:rsid="00077c22"/>
    </style:style>
    <style:style style:name="T3" style:family="text">
      <style:text-properties officeooo:rsid="0010acfb"/>
    </style:style>
    <style:style style:name="T4" style:family="text">
      <style:text-properties officeooo:rsid="000b36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text:span>LSQL SET <text:span text:style-name="T4">4</text:span></text:p>
      <text:p text:style-name="P4"/>
      <text:p text:style-name="P14">Experiment No : 9</text:p>
      <text:p text:style-name="P5">Name : Ajay J</text:p>
      <text:p text:style-name="P5">Roll No : 4</text:p>
      <text:p text:style-name="P6">Class : S5R</text:p>
      <text:p text:style-name="P9"><text:span text:style-name="T2">Date : </text:span><text:span text:style-name="T3">0</text:span><text:span text:style-name="T4">6</text:span><text:span text:style-name="T2">/</text:span><text:span text:style-name="T3">01</text:span><text:span text:style-name="T2">/202</text:span><text:span text:style-name="T3">2</text:span></text:p>
      <text:p text:style-name="P9"/>
      <text:p text:style-name="P1">CREATE TABLE</text:p>
      <text:p text:style-name="P9">create table students(rollno int primary key, name varchar(20), grade1 float, grade2 float);</text:p>
      <text:p text:style-name="P7"/>
      <text:p text:style-name="P1">INSERT</text:p>
      <text:p text:style-name="P9">insert into students values(1,'Albin',4,8);</text:p>
      <text:p text:style-name="P9">insert into students values(2,'Aravind',8,9);</text:p>
      <text:p text:style-name="P9">insert into students values(3,'Jacob',3,5);</text:p>
      <text:p text:style-name="P9">insert into students values(4,'Balu',6,8);</text:p>
      <text:p text:style-name="P9">insert into students values(5,'Gokul',2,9);</text:p>
      <text:p text:style-name="P9">insert into students values(6,'Adithyan',1,2);</text:p>
      <text:p text:style-name="P9"/>
      <text:p text:style-name="P12">QUESTION</text:p>
      <text:p text:style-name="P8">1. <text:span text:style-name="T4">Write a PL/SQL program to create a cursor that stores the details of students eligible for honours in roll number order. Assume that semester grades of s1 and s2 are stored in student table along with roll no and name of the student. A student is eligible for honours if the total grades is greater than 12. print the highest grade obtained in the previous semester for honours student using the cursor created.</text:span></text:p>
      <text:p text:style-name="P7"/>
      <text:p text:style-name="P1">PROGRAM</text:p>
      <text:p text:style-name="P10">set serveroutput on</text:p>
      <text:p text:style-name="P10">DECLARE</text:p>
      <text:p text:style-name="P10"><text:tab/>cursor std is select * from students where grade1+grade2&gt;12 order by rollno;</text:p>
      <text:p text:style-name="P10"><text:tab/>great float;</text:p>
      <text:p text:style-name="P10">BEGIN</text:p>
      <text:p text:style-name="P10"><text:tab/>for i in std loop</text:p>
      <text:p text:style-name="P10"><text:tab/><text:tab/>if (i.grade1&gt;i.grade2) then</text:p>
      <text:p text:style-name="P10"><text:tab/><text:tab/><text:tab/>great := i.grade1;</text:p>
      <text:p text:style-name="P10"><text:tab/><text:tab/>else</text:p>
      <text:p text:style-name="P10"><text:tab/><text:tab/><text:tab/>great := i.grade2;</text:p>
      <text:p text:style-name="P10"><text:tab/><text:tab/>end if;</text:p>
      <text:p text:style-name="P10"><text:tab/><text:tab/>dbms_output.put_line(i.name||' '||great);</text:p>
      <text:p text:style-name="P10"><text:tab/>end loop;</text:p>
      <text:p text:style-name="P10">END;</text:p>
      <text:p text:style-name="P10">/</text:p>
      <text:p text:style-name="P10"/>
      <text:p text:style-name="P2">OUTPUT</text:p>
      <text:p text:style-name="P10">SQL&gt; select * from students;</text:p>
      <text:p text:style-name="P10"/>
      <text:p text:style-name="P10">ROLLNO <text:tab/>NAME <text:tab/><text:tab/>GRADE1 <text:s text:c="4"/><text:tab/>GRADE2</text:p>
      <text:p text:style-name="P10">------------ <text:tab/>------------------- <text:tab/>---------- <text:tab/>----------</text:p>
      <text:p text:style-name="P10"><text:tab/> 1 <text:tab/>Albin<text:tab/><text:tab/><text:tab/>4<text:tab/> <text:s text:c="2"/><text:tab/>8</text:p>
      <text:p text:style-name="P10"><text:tab/> 2 <text:tab/>Aravind<text:tab/><text:tab/>8<text:tab/> <text:s text:c="3"/><text:tab/>9</text:p>
      <text:p text:style-name="P10"><text:tab/> 3 <text:tab/>Jacob<text:tab/><text:tab/><text:tab/>3<text:tab/> <text:s text:c="3"/><text:tab/>5</text:p>
      <text:p text:style-name="P10"><text:tab/> 4 <text:tab/>Balu <text:tab/><text:tab/><text:tab/>6<text:tab/> <text:s text:c="3"/><text:tab/>8</text:p>
      <text:p text:style-name="P10"><text:soft-page-break/><text:tab/> 5 <text:tab/>Gokul<text:tab/><text:tab/><text:tab/>2<text:tab/> <text:s text:c="3"/><text:tab/>9</text:p>
      <text:p text:style-name="P10"><text:tab/> 6 <text:tab/>Adithyan<text:tab/><text:tab/>1<text:tab/> <text:s text:c="3"/><text:tab/>2</text:p>
      <text:p text:style-name="P10"/>
      <text:p text:style-name="P10"/>
      <text:p text:style-name="P10">SQL&gt; @/home/csdb05/Ajay/honours.sql</text:p>
      <text:p text:style-name="P10">Aravind 9</text:p>
      <text:p text:style-name="P10">Balu 8</text:p>
      <text:p text:style-name="P10"/>
      <text:p text:style-name="P10">PL/SQL procedure successfully complet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6T10:23:25.524671201</meta:creation-date>
    <dc:date>2022-01-06T10:59:24.396433237</dc:date>
    <meta:editing-duration>PT11M7S</meta:editing-duration>
    <meta:editing-cycles>5</meta:editing-cycles>
    <meta:generator>LibreOffice/6.4.4.2$Linux_X86_64 LibreOffice_project/40$Build-2</meta:generator>
    <meta:document-statistic meta:table-count="0" meta:image-count="0" meta:object-count="0" meta:page-count="2" meta:paragraph-count="47" meta:word-count="226" meta:character-count="1506" meta:non-whitespace-character-count="1240"/>
  </office:meta>
</office:document-meta>
</file>